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49bec" officeooo:paragraph-rsid="00049bec"/>
    </style:style>
    <style:style style:name="P2" style:family="paragraph" style:parent-style-name="Heading_20_2">
      <style:text-properties officeooo:rsid="00051052" officeooo:paragraph-rsid="00051052"/>
    </style:style>
    <style:style style:name="P3" style:family="paragraph" style:parent-style-name="Heading_20_2">
      <style:text-properties officeooo:rsid="0007577d" officeooo:paragraph-rsid="0007577d"/>
    </style:style>
    <style:style style:name="P4" style:family="paragraph" style:parent-style-name="Heading_20_2">
      <style:text-properties officeooo:rsid="0007bbbc" officeooo:paragraph-rsid="0007bbbc"/>
    </style:style>
    <style:style style:name="P5" style:family="paragraph" style:parent-style-name="Text_20_body">
      <style:text-properties officeooo:rsid="00042272" officeooo:paragraph-rsid="00042272"/>
    </style:style>
    <style:style style:name="P6" style:family="paragraph" style:parent-style-name="Text_20_body">
      <style:text-properties officeooo:rsid="00049bec" officeooo:paragraph-rsid="00049bec"/>
    </style:style>
    <style:style style:name="P7" style:family="paragraph" style:parent-style-name="Text_20_body" style:list-style-name="L1">
      <style:text-properties officeooo:rsid="00049bec" officeooo:paragraph-rsid="00049bec"/>
    </style:style>
    <style:style style:name="P8" style:family="paragraph" style:parent-style-name="Text_20_body" style:list-style-name="L2">
      <style:text-properties officeooo:rsid="00049bec" officeooo:paragraph-rsid="00049bec"/>
    </style:style>
    <style:style style:name="P9" style:family="paragraph" style:parent-style-name="Text_20_body" style:list-style-name="L3">
      <style:text-properties officeooo:rsid="00049bec" officeooo:paragraph-rsid="00049bec"/>
    </style:style>
    <style:style style:name="P10" style:family="paragraph" style:parent-style-name="Text_20_body">
      <style:text-properties officeooo:rsid="00051052" officeooo:paragraph-rsid="00051052"/>
    </style:style>
    <style:style style:name="P11" style:family="paragraph" style:parent-style-name="Text_20_body" style:list-style-name="L4">
      <style:text-properties officeooo:rsid="00051052" officeooo:paragraph-rsid="00051052"/>
    </style:style>
    <style:style style:name="P12" style:family="paragraph" style:parent-style-name="Text_20_body" style:list-style-name="L5">
      <style:text-properties officeooo:rsid="00051052" officeooo:paragraph-rsid="00051052"/>
    </style:style>
    <style:style style:name="P13" style:family="paragraph" style:parent-style-name="Text_20_body">
      <style:text-properties officeooo:rsid="00069427" officeooo:paragraph-rsid="00069427"/>
    </style:style>
    <style:style style:name="P14" style:family="paragraph" style:parent-style-name="Text_20_body">
      <style:text-properties officeooo:rsid="00075062" officeooo:paragraph-rsid="00075062"/>
    </style:style>
    <style:style style:name="P15" style:family="paragraph" style:parent-style-name="Text_20_body">
      <style:text-properties officeooo:rsid="0007577d" officeooo:paragraph-rsid="0007577d"/>
    </style:style>
    <style:style style:name="P16" style:family="paragraph" style:parent-style-name="Text_20_body" style:list-style-name="L6">
      <style:text-properties officeooo:rsid="0007bbbc" officeooo:paragraph-rsid="0007bbbc"/>
    </style:style>
    <style:style style:name="P17" style:family="paragraph" style:parent-style-name="Text_20_body">
      <style:text-properties officeooo:rsid="0007bd63" officeooo:paragraph-rsid="0007bd63"/>
    </style:style>
    <style:style style:name="P18" style:family="paragraph" style:parent-style-name="Text_20_body" style:list-style-name="L6">
      <style:text-properties officeooo:rsid="0007bd63" officeooo:paragraph-rsid="0007bd63"/>
    </style:style>
    <style:style style:name="P19" style:family="paragraph" style:parent-style-name="Text_20_body">
      <style:text-properties officeooo:rsid="0008974c" officeooo:paragraph-rsid="0008974c"/>
    </style:style>
    <style:style style:name="P20" style:family="paragraph" style:parent-style-name="Text_20_body">
      <style:text-properties officeooo:rsid="000a7f02" officeooo:paragraph-rsid="000a7f02"/>
    </style:style>
    <style:style style:name="P21" style:family="paragraph" style:parent-style-name="Text_20_body">
      <style:text-properties officeooo:rsid="000bf60b" officeooo:paragraph-rsid="000bf60b"/>
    </style:style>
    <style:style style:name="P22" style:family="paragraph" style:parent-style-name="Text_20_body">
      <style:text-properties officeooo:rsid="000d4872" officeooo:paragraph-rsid="000d4872"/>
    </style:style>
    <style:style style:name="P23" style:family="paragraph" style:parent-style-name="Title">
      <style:text-properties officeooo:rsid="0002d048" officeooo:paragraph-rsid="0002d048"/>
    </style:style>
    <style:style style:name="T1" style:family="text">
      <style:text-properties officeooo:rsid="00075062"/>
    </style:style>
    <style:style style:name="T2" style:family="text">
      <style:text-properties officeooo:rsid="00079eae"/>
    </style:style>
    <style:style style:name="T3" style:family="text">
      <style:text-properties officeooo:rsid="0008974c"/>
    </style:style>
    <style:style style:name="T4" style:family="text">
      <style:text-properties officeooo:rsid="000a793e"/>
    </style:style>
    <style:style style:name="T5" style:family="text">
      <style:text-properties officeooo:rsid="000bf60b"/>
    </style:style>
    <style:style style:name="T6" style:family="text">
      <style:text-properties officeooo:rsid="000d48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lezione 2</text:p>
      <text:p text:style-name="P5">Un segnale è una variazione di una certa grandezza fisica rispetto ad un altra(tempo, spazio, frequenza) e secondo un processo aleatorio deterministico, se deterministico può trasportare informazione. quando un segnale è aleatorio i risultato non potrebbe essere previsto deterministicamente, ma stocasticamente facendo delle previsioni.</text:p>
      <text:p text:style-name="P6">Cenni sulle onde come perturbazioni di una grandezza fisica che si propaga nel tempo trasportando energia o quantità di moto.</text:p>
      <text:p text:style-name="P6">Classificazione:</text:p>
      <text:list xml:id="list1842678300" text:style-name="L1">
        <text:list-item>
          <text:p text:style-name="P7">rispetto al mezzo di propagazione</text:p>
        </text:list-item>
        <text:list-item>
          <text:p text:style-name="P7">rispetto alla direzione di movimento delle particelle</text:p>
        </text:list-item>
        <text:list-item>
          <text:p text:style-name="P7">rispetto alla forma</text:p>
        </text:list-item>
        <text:list-item>
          <text:p text:style-name="P7">rispetto alla periodicità</text:p>
        </text:list-item>
      </text:list>
      <text:h text:style-name="P1" text:outline-level="2">classificazione rispetto al mezzo</text:h>
      <text:list xml:id="list3083448128" text:style-name="L2">
        <text:list-item>
          <text:p text:style-name="P8">onda meccanica: perturbazione interessa particelle di materia. Perché avvenga la propagazione serve un mezzo materiale in forma gassosa, liquida, solida. Non si può propagare nel vuoto</text:p>
        </text:list-item>
        <text:list-item>
          <text:p text:style-name="P8">onda elettromagnetica: la perturbazione interessa grandezze elettromagnetiche, in particolare variazione di campi magnetici ed elettrici.</text:p>
        </text:list-item>
      </text:list>
      <text:h text:style-name="P1" text:outline-level="2">classificazione rispetto alla direzione</text:h>
      <text:list xml:id="list2444291319" text:style-name="L3">
        <text:list-item>
          <text:p text:style-name="P9">longitudinale: lungo la stessa direzione di propagazione dell'onda</text:p>
        </text:list-item>
        <text:list-item>
          <text:p text:style-name="P9">trasversale: perpendicolarmente alla direzione di propagazione dell'onda</text:p>
        </text:list-item>
      </text:list>
      <text:h text:style-name="P2" text:outline-level="2">classificazione rispetto alla forma</text:h>
      <text:list xml:id="list557414783" text:style-name="L4">
        <text:list-item>
          <text:p text:style-name="P11">sinusoidale: la relazione tra tempo ed intensità-ampiezza è descritta da funzioni sinusoidali(cosinusoidali, sono collegate)</text:p>
        </text:list-item>
        <text:list-item>
          <text:p text:style-name="P11">altre: scale, seghe, aleatorie.</text:p>
        </text:list-item>
      </text:list>
      <text:h text:style-name="P2" text:outline-level="2">classificazione rispetto alla periodicità</text:h>
      <text:list xml:id="list2067855418" text:style-name="L5">
        <text:list-item>
          <text:p text:style-name="P12">periodica: quando la sequenza di oscillazioni si ripete ad intervalli di tempo regolari pari a T.</text:p>
        </text:list-item>
        <text:list-item>
          <text:p text:style-name="P12">aperiodica: quando non si ripete, dice che per ricrearla abbiamo bisogno di onde aperiodiche, in contrasto a quelle periodiche.</text:p>
        </text:list-item>
      </text:list>
      <text:p text:style-name="P10">funzione periodica f(t)=f(t+T)</text:p>
      <text:p text:style-name="P13">frequenza come numero di oscillazioni che riescono a ripetersi per unità di tempo(1s)</text:p>
      <text:p text:style-name="P13"><text:soft-page-break/>periodo come il tempo richiesto per finire una oscillazione interamente</text:p>
      <text:p text:style-name="P13">ampiezza come intensità dell'oscillazione</text:p>
      <text:p text:style-name="P13">fase come tempo passato rispetto ad un tempo fissato</text:p>
      <text:p text:style-name="P13">fase iniziale tempo trascorso rispetto al tempo iniziale.</text:p>
      <text:p text:style-name="P13">pulsazione aka velocità angolare come 2pi/T, aka numero di oscillazioni in un tempo pari a 2pi (si misura in rad/s)</text:p>
      <text:p text:style-name="P13">velocità onda come spazio percorso dalla perturbazione nel tempo (m/s), dipende dal mezzo in cui si propaga</text:p>
      <text:p text:style-name="P13">lunghezza d'onda come distanza percorsa in un tempo pari al periodo, = v*T=v/f<text:span text:style-name="T1">, influenzata da tante cose(mezzo, temperatura, tante altre cose, come la velocità cambia, anche la lunghezza d'onda di conseguenza).</text:span></text:p>
      <text:p text:style-name="P14">Y(t)=Asin(2pi f t + phi0)</text:p>
      <text:h text:style-name="P3" text:outline-level="2">Fourier</text:h>
      <text:p text:style-name="P15">descrivere onde complesse è abbastanza difficile, tramite l'analisi armonica di fourier è possibile descrivere onde complesse tramite scomposizione in onde semplici, come somma di onde sinusoidali</text:p>
      <text:p text:style-name="P15">Teorema di Fourier: qualunque funzione periodica sotto opportune condizioni matematiche, di periodo T, può essere rappresentata mediante una somma di onde sinusoidali di opportuna ampiezza e frequenza multipla della frequenza fondamentale.</text:p>
      <text:p text:style-name="P15">lo strumento fondamentale per analisi di one periodiche è la serie di fourier</text:p>
      <text:p text:style-name="P15">nel caso di onde non periodiche vi è la trasformata di fourier<text:span text:style-name="T2">, non abbiamo frequenze fondamentali, ma avremmo tutte le possibili frequenze, quindi ogni frequenza da un contributo al segnale aperiodico. Quindi anzi che una sommatoria di sinusoidi, avremo un integrale.</text:span></text:p>
      <text:h text:style-name="P4" text:outline-level="2">Condizioni di Dirichlet</text:h>
      <text:p text:style-name="P17">Una funzione periodica può essere scomposta solo se rispetta le condizioni di Dirichlet:</text:p>
      <text:list xml:id="list2271385576" text:style-name="L6">
        <text:list-item>
          <text:p text:style-name="P16">la funzione deve essere assolutamente integrabile in un intervallo pari al periodo</text:p>
        </text:list-item>
        <text:list-item>
          <text:p text:style-name="P18">la funzione deve avere un numero finito di estremi in un qualunque intervallo limitato</text:p>
        </text:list-item>
        <text:list-item>
          <text:p text:style-name="P18">la funzione deve essere continua o avere al massimo un numero finito di punti di discontinuità di prima specie in un qualunque intervallo limitato(continua a tratti)<text:span text:style-name="T3">, quindi una funzione tipo razionale 1 e irrazionale 0 a punti di discontinuità infiniti in un intervallo limitato</text:span></text:p>
        </text:list-item>
      </text:list>
      <text:p text:style-name="P19">funzione periodica scritta come serie di fourier con quella cosa(cercala). Quella n per i multipli della frequenza, n-esima armonica, con frequenza pari a n volte la frequenza fondamentale, per n=1 armonica fondamentale, <text:span text:style-name="T4">coefficenti con quelle cose (cercali)</text:span></text:p>
      <text:p text:style-name="P20">le dimostrazioni delle proprietà sono abbastanza banali ma riveditele</text:p>
      <text:p text:style-name="P20"><text:soft-page-break/>spettro come insieme delle frequenze con relative ampiezze Y(f), grafico a pettine per serie di fourier<text:span text:style-name="T5">.</text:span></text:p>
      <text:p text:style-name="P21">Nella realtà si ferma ad un certo numero di frequenze<text:span text:style-name="T6">.</text:span></text:p>
      <text:p text:style-name="P22">RIVEDERE todo</text:p>
      <text:p text:style-name="P22"/>
      <text:p text:style-name="P22">trasformata di fourier, per onde non periodiche, per alcune onde che non sono totalmente periodiche ma lo sono in sostanza si possono ancora usare le serie, ma quando il segnale è totalmente senza pattern, si ricorre alla trasformata</text:p>
      <text:p text:style-name="P22">per un periodo tendente ad infinito, abbiamo una frequenza tendente a 0 , il disegnino per capire cosa si intende, la frequenza fondamentale è infinitamente piccola, quindi in pratica frequenze continu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2T14:22:52.066586106</dc:date>
    <meta:editing-duration>PT39M</meta:editing-duration>
    <meta:editing-cycles>1</meta:editing-cycles>
    <meta:document-statistic meta:table-count="0" meta:image-count="0" meta:object-count="0" meta:page-count="3" meta:paragraph-count="47" meta:word-count="686" meta:character-count="4693" meta:non-whitespace-character-count="4069"/>
    <meta:generator>LibreOffice/6.4.6.2$Linux_X86_64 LibreOffice_project/40$Build-2</meta:generator>
  </office:meta>
</office:document-meta>
</file>